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Name constants should start with capital letters.</text:p>
      <text:p text:style-name="Standard">2.Write comments for complex code.</text:p>
      <text:p text:style-name="Standard">3.Name variables with camel case.</text:p>
      <text:p text:style-name="Standard">4.<text:span text:style-name="T1">Align the new line with the beginning of the expression at the same level on the previous line.</text:span> </text:p>
      <text:p text:style-name="Standard">5.<text:span text:style-name="T1">Prefer higher-level breaks to lower-level breaks</text:span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3S</meta:editing-duration>
    <meta:editing-cycles>3</meta:editing-cycles>
    <meta:generator>OpenOffice/4.0.1$Win32 OpenOffice.org_project/401m5$Build-9714</meta:generator>
    <dc:date>2017-02-15T00:19:26.73</dc:date>
    <meta:document-statistic meta:table-count="0" meta:image-count="0" meta:object-count="0" meta:page-count="1" meta:paragraph-count="5" meta:word-count="42" meta:character-count="268"/>
    <meta:user-defined meta:name="Info 1"/>
    <meta:user-defined meta:name="Info 2"/>
    <meta:user-defined meta:name="Info 3"/>
    <meta:user-defined meta:name="Info 4"/>
  </office:meta>
</office:document-meta>
</file>